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fill="solid" draw:fill-color="#ffffff" draw:textarea-horizontal-align="justify" draw:textarea-vertical-align="middle" draw:auto-grow-height="false" fo:min-height="0cm" fo:min-width="0cm" fo:wrap-option="no-wrap"/>
    </style:style>
    <style:style style:name="gr4" style:family="graphic" style:parent-style-name="standard">
      <style:graphic-properties draw:fill="solid" draw:fill-color="#aecf00" draw:textarea-horizontal-align="justify" draw:textarea-vertical-align="middle" draw:auto-grow-height="false"/>
    </style:style>
    <style:style style:name="gr5" style:family="graphic" style:parent-style-name="objectwithoutfill">
      <style:graphic-properties draw:marker-start="Arrow" draw:marker-end="" draw:marker-end-width="0.3cm" draw:fill="none"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fill="none" fo:min-height="1.366cm"/>
    </style:style>
    <style:style style:name="gr8" style:family="graphic" style:parent-style-name="standard">
      <style:graphic-properties draw:stroke="solid" draw:fill="solid" draw:fill-color="#ffffff" fo:min-height="6.14cm"/>
    </style:style>
    <style:style style:name="gr9" style:family="graphic" style:parent-style-name="standard">
      <style:graphic-properties draw:fill="solid" draw:fill-color="#aecf00"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graphic-properties style:protect="size"/>
    </style:style>
    <style:style style:name="gr12" style:family="graphic" style:parent-style-name="standard">
      <style:graphic-properties draw:fill="solid" draw:fill-color="#ffffff" draw:textarea-horizontal-align="justify" draw:textarea-vertical-align="middle" draw:auto-grow-height="false"/>
    </style:style>
    <style:style style:name="pr1" style:family="presentation" style:parent-style-name="標準-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4pt" style:font-size-asian="14pt" style:font-size-complex="14pt"/>
    </style:style>
    <style:style style:name="P4" style:family="paragraph">
      <style:text-properties fo:font-size="14pt" style:font-size-asian="14pt" style:font-size-complex="14pt"/>
    </style:style>
    <style:style style:name="P5" style:family="paragraph">
      <style:paragraph-properties fo:text-align="center"/>
      <style:text-properties fo:font-size="18pt"/>
    </style:style>
    <style:style style:name="P6" style:family="paragraph">
      <style:paragraph-properties fo:text-align="start"/>
      <style:text-properties fo:font-size="18pt"/>
    </style:style>
    <style:style style:name="P7" style:family="paragraph">
      <style:paragraph-properties fo:text-align="center"/>
      <style:text-properties fo:font-size="14pt"/>
    </style:style>
    <style:style style:name="P8" style:family="paragraph">
      <style:text-properties fo:font-size="14pt"/>
    </style:style>
    <style:style style:name="P9" style:family="paragraph">
      <style:text-properties style:font-size-asian="20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custom-shape draw:style-name="gr1" draw:text-style-name="P1" draw:layer="layout" svg:width="3.2cm" svg:height="2.6cm" svg:x="1.6cm" svg:y="9cm">
          <text:p text:style-name="P1">Endpoint</text:p>
          <draw:enhanced-geometry svg:viewBox="0 0 21600 21600" draw:type="rectangle" draw:enhanced-path="M 0 0 L 21600 0 21600 21600 0 21600 0 0 Z N"/>
        </draw:custom-shape>
        <draw:custom-shape draw:style-name="gr1" draw:text-style-name="P1" draw:layer="layout" svg:width="2.6cm" svg:height="3.6cm" draw:transform="rotate (-1.5707963267949) translate (10cm 8.9cm)">
          <text:p/>
          <draw:enhanced-geometry svg:viewBox="0 0 88 21600" draw:glue-points="44 ?f6 44 0 0 10800 44 21600 88 10800" draw:text-areas="0 ?f6 88 ?f3" draw:mirror-horizontal="false" draw:mirror-vertical="false" draw:type="can" draw:modifiers="4951.3925255891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4.8cm" svg:y1="10.2cm" svg:x2="6.4cm" svg:y2="10.2cm">
          <text:p/>
        </draw:line>
        <draw:custom-shape draw:style-name="gr3" draw:text-style-name="P2" draw:layer="layout" svg:width="5.4cm" svg:height="2cm" svg:x="1.2cm" svg:y="12.4cm">
          <text:p text:style-name="P2">Channel Adapter</text:p>
          <draw:enhanced-geometry svg:viewBox="0 0 21600 21600" draw:text-areas="800 800 20800 20800" draw:type="round-rectangular-callout" draw:modifiers="7514.60840585077 -10945.7271364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6cm" svg:height="2.2cm" svg:x="15cm" svg:y="6cm">
          <text:p text:style-name="P2">Service Activator</text:p>
          <draw:enhanced-geometry svg:viewBox="0 0 21600 21600" draw:text-areas="800 800 20800 20800" draw:type="round-rectangular-callout" draw:modifiers="-1698.91684719213 28921.035892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2.4cm" svg:height="2.8cm" svg:x="2cm" svg:y="4.5cm">
          <text:p text:style-name="P3"><text:span text:style-name="T1">Inbound</text:span></text:p>
          <text:p text:style-name="P3"><text:span text:style-name="T1">Channe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3.2cm" svg:y1="7.3cm" svg:x2="3.2cm" svg:y2="9cm">
          <text:p/>
        </draw:line>
        <draw:custom-shape draw:style-name="gr4" draw:text-style-name="P3" draw:layer="layout" svg:width="2.4cm" svg:height="2.8cm" svg:x="22cm" svg:y="4.3cm">
          <text:p text:style-name="P1"><text:span text:style-name="T1">Outbound</text:span></text:p>
          <text:p text:style-name="P1"><text:span text:style-name="T1">Channe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1" draw:layer="layout" svg:x1="23.2cm" svg:y1="7.1cm" svg:x2="23.2cm" svg:y2="8.8cm">
          <text:p/>
        </draw:line>
        <draw:custom-shape draw:style-name="gr1" draw:text-style-name="P1" draw:layer="layout" svg:width="3.2cm" svg:height="2.6cm" svg:x="11.6cm" svg:y="9cm">
          <text:p text:style-name="P1">Endpoint</text:p>
          <draw:enhanced-geometry svg:viewBox="0 0 21600 21600" draw:type="rectangle" draw:enhanced-path="M 0 0 L 21600 0 21600 21600 0 21600 0 0 Z N"/>
        </draw:custom-shape>
        <draw:line draw:style-name="gr2" draw:text-style-name="P1" draw:layer="layout" svg:x1="10cm" svg:y1="10.2cm" svg:x2="11.6cm" svg:y2="10.2cm">
          <text:p/>
        </draw:line>
        <draw:custom-shape draw:style-name="gr6" draw:text-style-name="P1" draw:layer="layout" svg:width="2.6cm" svg:height="3.6cm" draw:transform="rotate (-1.5707963267949) translate (20cm 8.9cm)">
          <text:p/>
          <draw:enhanced-geometry svg:viewBox="0 0 88 21600" draw:glue-points="44 ?f6 44 0 0 10800 44 21600 88 10800" draw:text-areas="0 ?f6 88 ?f3" draw:mirror-horizontal="false" draw:mirror-vertical="false" draw:type="can" draw:modifiers="4951.3925255891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4.8cm" svg:y1="10.2cm" svg:x2="16.4cm" svg:y2="10.2cm">
          <text:p/>
        </draw:line>
        <draw:line draw:style-name="gr2" draw:text-style-name="P1" draw:layer="layout" svg:x1="20cm" svg:y1="10.2cm" svg:x2="21.6cm" svg:y2="10.2cm">
          <text:p/>
        </draw:line>
        <draw:frame draw:style-name="gr7" draw:text-style-name="P1" draw:layer="layout" svg:width="3.076cm" svg:height="1.616cm" svg:x="6.324cm" svg:y="9.384cm">
          <draw:text-box>
            <text:p text:style-name="P1">Message</text:p>
            <text:p text:style-name="P1">Channel</text:p>
          </draw:text-box>
        </draw:frame>
        <draw:frame draw:style-name="gr7" draw:text-style-name="P1" draw:layer="layout" svg:width="3.076cm" svg:height="1.616cm" svg:x="16.324cm" svg:y="9.4cm">
          <draw:text-box>
            <text:p text:style-name="P1">Message</text:p>
            <text:p text:style-name="P1">Channel</text:p>
          </draw:text-box>
        </draw:frame>
        <draw:custom-shape draw:style-name="gr1" draw:text-style-name="P1" draw:layer="layout" svg:width="3.2cm" svg:height="2.6cm" svg:x="21.6cm" svg:y="8.8cm">
          <text:p text:style-name="P1">Endpoint</text:p>
          <draw:enhanced-geometry svg:viewBox="0 0 21600 21600" draw:type="rectangle" draw:enhanced-path="M 0 0 L 21600 0 21600 21600 0 21600 0 0 Z N"/>
        </draw:custom-shape>
        <draw:frame draw:style-name="gr8" draw:text-style-name="P2" draw:layer="layout" svg:width="5.946cm" svg:height="6.39cm" svg:x="7.4cm" svg:y="12.5cm">
          <draw:text-box>
            <text:p text:style-name="P2">Endpoint</text:p>
            <text:p text:style-name="P2"/>
            <text:p text:style-name="P2">* Transformer</text:p>
            <text:p text:style-name="P2">* Filter</text:p>
            <text:p text:style-name="P2">* Router</text:p>
            <text:p text:style-name="P2">* Splitter</text:p>
            <text:p text:style-name="P2">* Aggregator</text:p>
            <text:p text:style-name="P2">* Service Activator</text:p>
            <text:p text:style-name="P2">* Channel Adapter</text:p>
          </draw:text-box>
        </draw:frame>
        <draw:custom-shape draw:style-name="gr3" draw:text-style-name="P2" draw:layer="layout" svg:width="5.4cm" svg:height="2cm" svg:x="21.4cm" svg:y="12.2cm">
          <text:p text:style-name="P2">Channel Adapter</text:p>
          <draw:enhanced-geometry svg:viewBox="0 0 21600 21600" draw:text-areas="800 800 20800 20800" draw:type="round-rectangular-callout" draw:modifiers="7514.60840585077 -10945.7271364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2" draw:layer="layout" svg:width="6.546cm" svg:height="6.39cm" svg:x="14.054cm" svg:y="12.5cm">
          <draw:text-box>
            <text:p text:style-name="P2">Message Channel</text:p>
            <text:p text:style-name="P2"/>
            <text:p text:style-name="P2">* Point-to-Point</text:p>
            <text:p text:style-name="P2">* Publish/Subscribe</text:p>
          </draw:text-box>
        </draw:frame>
        <draw:custom-shape draw:style-name="gr4" draw:text-style-name="P1" draw:layer="layout" svg:width="3.2cm" svg:height="2.6cm" svg:x="11.6cm" svg:y="4.8cm">
          <text:p text:style-name="P1">Business</text:p>
          <text:p text:style-name="P1">Logic</text:p>
          <draw:enhanced-geometry svg:viewBox="0 0 21600 21600" draw:type="rectangle" draw:enhanced-path="M 0 0 L 21600 0 21600 21600 0 21600 0 0 Z N"/>
        </draw:custom-shape>
        <draw:line draw:style-name="gr2" draw:text-style-name="P1" draw:layer="layout" svg:x1="12.4cm" svg:y1="9cm" svg:x2="12.4cm" svg:y2="7.4cm">
          <text:p/>
        </draw:line>
        <draw:line draw:style-name="gr2" draw:text-style-name="P1" draw:layer="layout" svg:x1="13.8cm" svg:y1="7.4cm" svg:x2="13.8cm" svg:y2="9cm">
          <text:p/>
        </draw:line>
        <draw:custom-shape draw:style-name="gr9" draw:text-style-name="P3" draw:layer="layout" svg:width="3.2cm" svg:height="2.2cm" svg:x="1.6cm" svg:y="1.2cm">
          <text:p text:style-name="P1"><text:span text:style-name="T1">External</text:span></text:p>
          <text:p text:style-name="P1"><text:span text:style-name="T1">Syste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3.2cm" svg:y1="3.4cm" svg:x2="3.2cm" svg:y2="4.5cm">
          <text:p/>
        </draw:line>
        <draw:custom-shape draw:style-name="gr9" draw:text-style-name="P3" draw:layer="layout" svg:width="3.2cm" svg:height="2.2cm" svg:x="21.6cm" svg:y="1cm">
          <text:p text:style-name="P1"><text:span text:style-name="T1">External</text:span></text:p>
          <text:p text:style-name="P1"><text:span text:style-name="T1">Syste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1" draw:layer="layout" svg:x1="23.2cm" svg:y1="3.2cm" svg:x2="23.2cm" svg:y2="4.3cm">
          <text:p/>
        </draw:line>
        <draw:frame draw:style-name="gr10" draw:text-style-name="P4" draw:layer="layout" svg:width="3.923cm" svg:height="3.982cm" svg:x="4.477cm" svg:y="4.018cm">
          <draw:text-box>
            <text:p><text:span text:style-name="T1">* File</text:span></text:p>
            <text:p><text:span text:style-name="T1">* JDBC</text:span></text:p>
            <text:p><text:span text:style-name="T1">* JMS</text:span></text:p>
            <text:p><text:span text:style-name="T1">* HTTP</text:span></text:p>
            <text:p><text:span text:style-name="T1">* Web Services</text:span></text:p>
            <text:p><text:span text:style-name="T1">* Mail</text:span></text:p>
            <text:p><text:span text:style-name="T1">* etc...</text:span></text:p>
          </draw:text-box>
        </draw:frame>
        <draw:frame draw:style-name="gr10" draw:text-style-name="P4" draw:layer="layout" svg:width="3.923cm" svg:height="3.982cm" svg:x="24.477cm" svg:y="4.018cm">
          <draw:text-box>
            <text:p><text:span text:style-name="T1">* File</text:span></text:p>
            <text:p><text:span text:style-name="T1">* JDBC</text:span></text:p>
            <text:p><text:span text:style-name="T1">* JMS</text:span></text:p>
            <text:p><text:span text:style-name="T1">* HTTP</text:span></text:p>
            <text:p><text:span text:style-name="T1">* Web Services</text:span></text:p>
            <text:p><text:span text:style-name="T1">* Mail</text:span></text:p>
            <text:p><text:span text:style-name="T1">* etc...</text:span></text:p>
          </draw:text-box>
        </draw:frame>
        <presentation:notes draw:style-name="dp2">
          <draw:page-thumbnail draw:style-name="gr11"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標準" presentation:presentation-page-layout-name="AL1T0">
        <draw:custom-shape draw:style-name="gr1" draw:text-style-name="P5" draw:layer="layout" svg:width="3.2cm" svg:height="2.6cm" svg:x="1.6cm" svg:y="9cm">
          <text:p text:style-name="P5">Endpoint</text:p>
          <draw:enhanced-geometry svg:viewBox="0 0 21600 21600" draw:type="rectangle" draw:enhanced-path="M 0 0 L 21600 0 21600 21600 0 21600 0 0 Z N"/>
        </draw:custom-shape>
        <draw:custom-shape draw:style-name="gr1" draw:text-style-name="P1" draw:layer="layout" svg:width="2.6cm" svg:height="3.6cm" draw:transform="rotate (-1.5707963267949) translate (10cm 8.9cm)">
          <text:p/>
          <draw:enhanced-geometry svg:viewBox="0 0 88 21600" draw:glue-points="44 ?f6 44 0 0 10800 44 21600 88 10800" draw:text-areas="0 ?f6 88 ?f3" draw:mirror-horizontal="false" draw:mirror-vertical="false" draw:type="can" draw:modifiers="4951.3925255891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4.8cm" svg:y1="10.2cm" svg:x2="6.4cm" svg:y2="10.2cm">
          <text:p/>
        </draw:line>
        <draw:custom-shape draw:style-name="gr3" draw:text-style-name="P6" draw:layer="layout" svg:width="6.4cm" svg:height="2cm" svg:x="1.2cm" svg:y="12.4cm">
          <text:p text:style-name="P6">&lt;file:inbound-</text:p>
          <text:p text:style-name="P6">channel-adapter&gt;</text:p>
          <draw:enhanced-geometry svg:viewBox="0 0 21600 21600" draw:text-areas="800 800 20800 20800" draw:type="round-rectangular-callout" draw:modifiers="6340.63427589439 -10945.7271364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2.4cm" svg:height="2.8cm" svg:x="2cm" svg:y="4.5cm">
          <text:p text:style-name="P3"><text:span text:style-name="T1">Inbound</text:span></text:p>
          <text:p text:style-name="P3"><text:span text:style-name="T1">Channe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3.2cm" svg:y1="7.3cm" svg:x2="3.2cm" svg:y2="9cm">
          <text:p/>
        </draw:line>
        <draw:custom-shape draw:style-name="gr4" draw:text-style-name="P3" draw:layer="layout" svg:width="2.4cm" svg:height="2.8cm" svg:x="22cm" svg:y="4.3cm">
          <text:p text:style-name="P7"><text:span text:style-name="T1">Outbound</text:span></text:p>
          <text:p text:style-name="P7"><text:span text:style-name="T1">Channe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1" draw:layer="layout" svg:x1="23.2cm" svg:y1="7.1cm" svg:x2="23.2cm" svg:y2="8.8cm">
          <text:p/>
        </draw:line>
        <draw:custom-shape draw:style-name="gr1" draw:text-style-name="P5" draw:layer="layout" svg:width="3.2cm" svg:height="2.6cm" svg:x="11.6cm" svg:y="9cm">
          <text:p text:style-name="P5">Endpoint</text:p>
          <draw:enhanced-geometry svg:viewBox="0 0 21600 21600" draw:type="rectangle" draw:enhanced-path="M 0 0 L 21600 0 21600 21600 0 21600 0 0 Z N"/>
        </draw:custom-shape>
        <draw:line draw:style-name="gr2" draw:text-style-name="P1" draw:layer="layout" svg:x1="10cm" svg:y1="10.2cm" svg:x2="11.6cm" svg:y2="10.2cm">
          <text:p/>
        </draw:line>
        <draw:custom-shape draw:style-name="gr6" draw:text-style-name="P1" draw:layer="layout" svg:width="2.6cm" svg:height="3.6cm" draw:transform="rotate (-1.5707963267949) translate (20cm 8.9cm)">
          <text:p/>
          <draw:enhanced-geometry svg:viewBox="0 0 88 21600" draw:glue-points="44 ?f6 44 0 0 10800 44 21600 88 10800" draw:text-areas="0 ?f6 88 ?f3" draw:mirror-horizontal="false" draw:mirror-vertical="false" draw:type="can" draw:modifiers="4951.3925255891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4.8cm" svg:y1="10.2cm" svg:x2="16.4cm" svg:y2="10.2cm">
          <text:p/>
        </draw:line>
        <draw:line draw:style-name="gr2" draw:text-style-name="P1" draw:layer="layout" svg:x1="20cm" svg:y1="10.2cm" svg:x2="21.6cm" svg:y2="10.2cm">
          <text:p/>
        </draw:line>
        <draw:frame draw:style-name="gr7" draw:text-style-name="P5" draw:layer="layout" svg:width="3.076cm" svg:height="1.616cm" svg:x="6.324cm" svg:y="9.384cm">
          <draw:text-box>
            <text:p text:style-name="P5">Message</text:p>
            <text:p text:style-name="P5">Channel</text:p>
          </draw:text-box>
        </draw:frame>
        <draw:frame draw:style-name="gr7" draw:text-style-name="P5" draw:layer="layout" svg:width="3.076cm" svg:height="1.616cm" svg:x="16.324cm" svg:y="9.4cm">
          <draw:text-box>
            <text:p text:style-name="P5">Message</text:p>
            <text:p text:style-name="P5">Channel</text:p>
          </draw:text-box>
        </draw:frame>
        <draw:custom-shape draw:style-name="gr1" draw:text-style-name="P5" draw:layer="layout" svg:width="3.2cm" svg:height="2.6cm" svg:x="21.6cm" svg:y="8.8cm">
          <text:p text:style-name="P5">Endpoint</text:p>
          <draw:enhanced-geometry svg:viewBox="0 0 21600 21600" draw:type="rectangle" draw:enhanced-path="M 0 0 L 21600 0 21600 21600 0 21600 0 0 Z N"/>
        </draw:custom-shape>
        <draw:custom-shape draw:style-name="gr3" draw:text-style-name="P6" draw:layer="layout" svg:width="6.4cm" svg:height="2cm" svg:x="20.4cm" svg:y="12.2cm">
          <text:p text:style-name="P6">&lt;file:outbound-</text:p>
          <text:p text:style-name="P6">channel-adapter&gt;</text:p>
          <draw:enhanced-geometry svg:viewBox="0 0 21600 21600" draw:text-areas="800 800 20800 20800" draw:type="round-rectangular-callout" draw:modifiers="9715.10701452898 -10945.7271364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3.2cm" svg:height="2.6cm" svg:x="11.6cm" svg:y="4.8cm">
          <text:p text:style-name="P5">Business</text:p>
          <text:p text:style-name="P5">Logic</text:p>
          <draw:enhanced-geometry svg:viewBox="0 0 21600 21600" draw:type="rectangle" draw:enhanced-path="M 0 0 L 21600 0 21600 21600 0 21600 0 0 Z N"/>
        </draw:custom-shape>
        <draw:line draw:style-name="gr2" draw:text-style-name="P1" draw:layer="layout" svg:x1="12.4cm" svg:y1="9cm" svg:x2="12.4cm" svg:y2="7.4cm">
          <text:p/>
        </draw:line>
        <draw:line draw:style-name="gr2" draw:text-style-name="P1" draw:layer="layout" svg:x1="13.8cm" svg:y1="7.4cm" svg:x2="13.8cm" svg:y2="9cm">
          <text:p/>
        </draw:line>
        <draw:custom-shape draw:style-name="gr9" draw:text-style-name="P3" draw:layer="layout" svg:width="3.2cm" svg:height="2.2cm" svg:x="1.6cm" svg:y="1.2cm">
          <text:p text:style-name="P7"><text:span text:style-name="T1">External</text:span></text:p>
          <text:p text:style-name="P7"><text:span text:style-name="T1">Syste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3.2cm" svg:y1="3.4cm" svg:x2="3.2cm" svg:y2="4.5cm">
          <text:p/>
        </draw:line>
        <draw:custom-shape draw:style-name="gr9" draw:text-style-name="P3" draw:layer="layout" svg:width="3.2cm" svg:height="2.2cm" svg:x="21.6cm" svg:y="1cm">
          <text:p text:style-name="P7"><text:span text:style-name="T1">External</text:span></text:p>
          <text:p text:style-name="P7"><text:span text:style-name="T1">Syste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1" draw:layer="layout" svg:x1="23.2cm" svg:y1="3.2cm" svg:x2="23.2cm" svg:y2="4.3cm">
          <text:p/>
        </draw:line>
        <draw:custom-shape draw:style-name="gr12" draw:text-style-name="P1" draw:layer="layout" svg:width="1.6cm" svg:height="1.6cm" svg:x="4cm" svg:y="3.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4" draw:layer="layout" svg:width="1.353cm" svg:height="0.784cm" svg:x="4.06cm" svg:y="4.2cm">
          <draw:text-box>
            <text:p text:style-name="P8"><text:span text:style-name="T1">abc</text:span></text:p>
          </draw:text-box>
        </draw:frame>
        <draw:custom-shape draw:style-name="gr12" draw:text-style-name="P1" draw:layer="layout" svg:width="1.6cm" svg:height="1.6cm" svg:x="23.96cm" svg:y="3.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4" draw:layer="layout" svg:width="1.505cm" svg:height="0.784cm" svg:x="24.02cm" svg:y="4cm">
          <draw:text-box>
            <text:p text:style-name="P8"><text:span text:style-name="T1">ABC</text:span></text:p>
          </draw:text-box>
        </draw:frame>
        <draw:custom-shape draw:style-name="gr3" draw:text-style-name="P6" draw:layer="layout" svg:width="6.4cm" svg:height="2cm" svg:x="10.6cm" svg:y="12.4cm">
          <text:p text:style-name="P6">&lt;integration:</text:p>
          <text:p text:style-name="P6">service-activator&gt;</text:p>
          <draw:enhanced-geometry svg:viewBox="0 0 21600 21600" draw:text-areas="800 800 20800 20800" draw:type="round-rectangular-callout" draw:modifiers="6340.63427589439 -10945.7271364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layer="layout" svg:width="2.538cm" svg:height="0.933cm" svg:x="3.262cm" svg:y="7.6cm">
          <draw:text-box>
            <text:p>Polling</text:p>
          </draw:text-box>
        </draw:frame>
        <draw:frame draw:style-name="gr10" draw:layer="layout" svg:width="1.404cm" svg:height="0.933cm" svg:x="5.596cm" svg:y="3.867cm">
          <draw:text-box>
            <text:p>file</text:p>
          </draw:text-box>
        </draw:frame>
        <draw:frame draw:style-name="gr10" draw:layer="layout" svg:width="1.404cm" svg:height="0.933cm" svg:x="25.56cm" svg:y="3.8cm">
          <draw:text-box>
            <text:p>file</text:p>
          </draw:text-box>
        </draw:frame>
        <presentation:notes draw:style-name="dp2">
          <draw:page-thumbnail draw:style-name="gr11"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Gothic"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PGothic" style:font-family-generic="roman" style:font-pitch="variable" fo:font-size="20pt" fo:font-style="normal" fo:text-shadow="none" style:text-underline-style="none" fo:font-weight="normal" style:letter-kerning="true" style:font-family-asian="TakaoPGothic"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kaoPGothic" style:font-family-generic="roman" style:font-pitch="variable" fo:font-size="44pt" fo:font-style="normal" fo:text-shadow="none" style:text-underline-style="none" fo:font-weight="normal" style:letter-kerning="true" style:font-family-asian="TakaoPGothic"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keya </meta:initial-creator>
    <meta:creation-date>2016-06-21T00:25:34</meta:creation-date>
    <meta:editing-duration>PT1H48M23S</meta:editing-duration>
    <meta:editing-cycles>44</meta:editing-cycles>
    <dc:date>2016-06-22T03:33:05</dc:date>
    <dc:creator>ikeya </dc:creator>
    <meta:generator>LibreOffice/3.5$Linux_X86_64 LibreOffice_project/350m1$Build-2</meta:generator>
    <meta:document-statistic meta:object-count="86"/>
  </office:meta>
</office:document-meta>
</file>